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c0835" officeooo:paragraph-rsid="001c0835"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4pt" fo:font-weight="normal" officeooo:rsid="001e859c" officeooo:paragraph-rsid="001ef880"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andara" fo:font-size="14pt" fo:font-weight="normal" officeooo:rsid="001c0835" officeooo:paragraph-rsid="001c0835"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Candara" fo:font-size="14pt" fo:font-weight="normal" officeooo:rsid="001e859c" officeooo:paragraph-rsid="001e859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Candara" fo:font-size="14pt" fo:font-weight="normal" officeooo:rsid="001e859c" officeooo:paragraph-rsid="001ef88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Candara" fo:font-size="14pt" fo:font-weight="normal" officeooo:rsid="001ef880" officeooo:paragraph-rsid="001ef88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Candara" fo:font-size="14pt" fo:font-weight="normal" officeooo:rsid="002072ae" officeooo:paragraph-rsid="001ef880"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14pt" fo:font-weight="bold" officeooo:rsid="001c0835" officeooo:paragraph-rsid="001c0835" style:font-size-asian="12.25pt" style:font-weight-asian="bold" style:font-size-complex="14pt" style:font-weight-complex="bold"/>
    </style:style>
    <style:style style:name="P9" style:family="paragraph" style:parent-style-name="Standard">
      <style:paragraph-properties fo:text-align="center" style:justify-single-word="false"/>
      <style:text-properties officeooo:paragraph-rsid="0023a156"/>
    </style:style>
    <style:style style:name="T1" style:family="text">
      <style:text-properties officeooo:rsid="001d0a07"/>
    </style:style>
    <style:style style:name="T2" style:family="text">
      <style:text-properties style:font-name="Candara"/>
    </style:style>
    <style:style style:name="T3" style:family="text">
      <style:text-properties style:font-name="Candara" officeooo:rsid="001ef880"/>
    </style:style>
    <style:style style:name="T4" style:family="text">
      <style:text-properties style:font-name="Candara" officeooo:rsid="001f637f"/>
    </style:style>
    <style:style style:name="T5" style:family="text">
      <style:text-properties style:font-name="Candara" officeooo:rsid="001ffbd4"/>
    </style:style>
    <style:style style:name="T6" style:family="text">
      <style:text-properties style:font-name="Candara" officeooo:rsid="002072ae"/>
    </style:style>
    <style:style style:name="T7" style:family="text">
      <style:text-properties style:font-name="Candara" officeooo:rsid="00215a20"/>
    </style:style>
    <style:style style:name="T8" style:family="text">
      <style:text-properties style:font-name="Candara" fo:font-size="14pt" fo:font-weight="normal" officeooo:rsid="001c0835" style:font-size-asian="12.25pt" style:font-weight-asian="normal" style:font-size-complex="14pt" style:font-weight-complex="normal"/>
    </style:style>
    <style:style style:name="T9" style:family="text">
      <style:text-properties style:font-name="Calad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Logística ecológica</text:p>
      <text:p text:style-name="P1"/>
      <text:p text:style-name="P9"><text:span text:style-name="T8">Enlace Repositorio Trello: </text:span><text:a xlink:type="simple" xlink:href="https://trello.com/invite/b/693bf827dabcbea4dc96bc4b/ATTIf5f39f5f30786ffd848c63b2201b7ca0595BDCE6/thegreenway" text:style-name="Internet_20_link" text:visited-style-name="Visited_20_Internet_20_Link"><text:span text:style-name="T8">ENLACE (PULSAR AQUÍ)</text:span></text:a></text:p>
      <text:p text:style-name="P8"/>
      <text:p text:style-name="P3">Nuestro Trello ha acabado con <text:span text:style-name="T1">u</text:span>na estructura bastante organizada y completa, la cual se basa en las fases <text:span text:style-name="T1">de Backlog,Sprint WIP,testing y los “Done Sprints”, que son los sprints que ya hemos hecho en los cuales repartimos las tareas anteriores y que se dan por hechas. Ahora vamos a desarrollar por qué tenemos el Trello como lo tenemos y cómo hemos llegado hasta aquí.</text:span></text:p>
      <text:p text:style-name="P3"/>
      <text:p text:style-name="P4">Empezamos cronológicamente, al principio no entendimos bien cómo teníamos que dividirnos las tareas del proyecto en cuestión , cometimos un error al creer que las tareas ya estaban divididas por la información que teníamos en el PDF.</text:p>
      <text:p text:style-name="P4"/>
      <text:p text:style-name="P2"><text:span text:style-name="T2">Reorganizamos </text:span><text:span text:style-name="T3">y </text:span><text:span text:style-name="T2">reestructuramos las tareas, las subdividimos de una manera mas lógica y eficiente, no ayudó la falta de un compañero con el que no sabíamos si podríamos contar con él o no,resultando que al final no pudimos contar con él.</text:span></text:p>
      <text:p text:style-name="P5"/>
      <text:p text:style-name="P2"><text:span text:style-name="T2">Tampoco entendíamos bien las fases, por lo tanto al principio cometimos errores durante el proceso de </text:span><text:span text:style-name="T3">c</text:span><text:span text:style-name="T2">atalogar cuando una tarea estaba en proceso,cuando estaba para testearla y cuando estaba finalizada.</text:span></text:p>
      <text:p text:style-name="P5"/>
      <text:p text:style-name="P2"><text:span text:style-name="T2">Una vez entendimos todo </text:span><text:span text:style-name="T3">é</text:span><text:span text:style-name="T2">s</text:span><text:span text:style-name="T3">t</text:span><text:span text:style-name="T2">o empezamos con el pro</text:span><text:span text:style-name="T3">yecto, el Backlog se llenó de más tareas, pero dichas tareas eran m</text:span><text:span text:style-name="T4">á</text:span><text:span text:style-name="T3">s manejables y con un objetivo claro y sencillo. </text:span><text:span text:style-name="T4">R</text:span><text:span text:style-name="T3">esumimos y definimos en cada etiqueta del backlog qué había que hacer y cómo hacerlo.</text:span></text:p>
      <text:p text:style-name="P6"/>
      <text:p text:style-name="P2"><text:span text:style-name="T3">En los primeros sprin</text:span><text:span text:style-name="T5">t</text:span><text:span text:style-name="T3">s </text:span><text:span text:style-name="T5">s</text:span><text:span text:style-name="T3">e cometi</text:span><text:span text:style-name="T5">eron errores como </text:span><text:span text:style-name="T6">p</text:span><text:span text:style-name="T5">asar de </text:span><text:span text:style-name="T6">la fase</text:span><text:span text:style-name="T5"> sprint a testing o de un </text:span><text:span text:style-name="T6">WIP</text:span><text:span text:style-name="T5"> a </text:span><text:span text:style-name="T6">u</text:span><text:span text:style-name="T5">n done. </text:span><text:span text:style-name="T6">En los últimos sprints éstos errores dejaron de cometer.</text:span></text:p>
      <text:p text:style-name="P7"/>
      <text:p text:style-name="P2"><text:span text:style-name="T6">Durante el proyecto nos acostumbramos a usar el tr</text:span><text:span text:style-name="T7">ell</text:span><text:span text:style-name="T6">o de manera correcta, pero con la utilización y el tiempo,la información que había <text:s/>se </text:span><text:soft-page-break/><text:span text:style-name="T6">fue </text:span><text:span text:style-name="T7">acumulando en tan solo una fase “sprint” ,lo que hacia que dejase de ser tan organizado, asi que por comodidad se tomó la decisión de que por cada sprint qué fuésemos haciendo,crearíamos un “Done Sprint” ,es por ello que en nuestro trello hay 6 “Done Sprint” ya que hemos tenido 6 sprints.</text:span></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3T20:43:20.485000000</meta:creation-date>
    <dc:date>2026-02-04T09:39:08.695350376</dc:date>
    <meta:editing-duration>PT3M54S</meta:editing-duration>
    <meta:editing-cycles>2</meta:editing-cycles>
    <meta:generator>LibreOffice/7.5.6.2$Linux_X86_64 LibreOffice_project/50$Build-2</meta:generator>
    <meta:document-statistic meta:table-count="0" meta:image-count="0" meta:object-count="0" meta:page-count="2" meta:paragraph-count="9" meta:word-count="331" meta:character-count="1957" meta:non-whitespace-character-count="1634"/>
  </office:meta>
</office:document-meta>
</file>